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InputStream.read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putStream.skip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putStream.read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putStream.FilterInputStream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putStream.mark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